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Noto Mono"/>
    </style:style>
    <style:style style:name="P2" style:family="paragraph" style:parent-style-name="Heading_20_1">
      <style:text-properties style:font-name="Noto Mono" officeooo:paragraph-rsid="0012f264"/>
    </style:style>
    <style:style style:name="P3" style:family="paragraph" style:parent-style-name="Heading_20_1">
      <style:text-properties style:font-name="Noto Mono" officeooo:paragraph-rsid="000faf0a"/>
    </style:style>
    <style:style style:name="P4" style:family="paragraph" style:parent-style-name="Standard">
      <style:paragraph-properties fo:line-height="150%"/>
      <style:text-properties style:use-window-font-color="true" loext:opacity="0%" style:font-name="Noto Mono" officeooo:rsid="002983fb" officeooo:paragraph-rsid="002983fb" fo:background-color="transparent"/>
    </style:style>
    <style:style style:name="P5" style:family="paragraph" style:parent-style-name="Standard">
      <style:text-properties style:use-window-font-color="true" loext:opacity="0%" style:font-name="Noto Mono" officeooo:rsid="002a56d2" officeooo:paragraph-rsid="002a56d2" fo:background-color="transparent"/>
    </style:style>
    <style:style style:name="P6" style:family="paragraph" style:parent-style-name="Standard">
      <style:paragraph-properties fo:line-height="150%"/>
      <style:text-properties style:use-window-font-color="true" loext:opacity="0%" style:font-name="Noto Mono" officeooo:rsid="002a56d2" officeooo:paragraph-rsid="002a56d2" fo:background-color="transparent"/>
    </style:style>
    <style:style style:name="P7" style:family="paragraph" style:parent-style-name="Standard">
      <style:paragraph-properties fo:line-height="150%"/>
      <style:text-properties style:use-window-font-color="true" loext:opacity="0%" style:font-name="Noto Mono" officeooo:rsid="002e4063" officeooo:paragraph-rsid="002e4063" fo:background-color="transparent"/>
    </style:style>
    <style:style style:name="P8" style:family="paragraph" style:parent-style-name="Standard">
      <style:paragraph-properties fo:line-height="150%"/>
      <style:text-properties style:use-window-font-color="true" loext:opacity="0%" style:font-name="Noto Mono" officeooo:rsid="002e7a82" officeooo:paragraph-rsid="00334f23" fo:background-color="transparent"/>
    </style:style>
    <style:style style:name="P9" style:family="paragraph" style:parent-style-name="Standard">
      <style:text-properties style:use-window-font-color="true" loext:opacity="0%" style:font-name="Noto Mono" officeooo:rsid="002f0650" officeooo:paragraph-rsid="002f0650" fo:background-color="transparent"/>
    </style:style>
    <style:style style:name="P10" style:family="paragraph" style:parent-style-name="Standard">
      <style:paragraph-properties fo:line-height="150%"/>
      <style:text-properties style:use-window-font-color="true" loext:opacity="0%" style:font-name="Noto Mono" officeooo:rsid="002f0650" officeooo:paragraph-rsid="002f0650" fo:background-color="transparent"/>
    </style:style>
    <style:style style:name="P11" style:family="paragraph" style:parent-style-name="Standard">
      <style:paragraph-properties fo:line-height="150%"/>
      <style:text-properties style:use-window-font-color="true" loext:opacity="0%" style:font-name="Noto Mono" officeooo:rsid="0032ebf2" officeooo:paragraph-rsid="0032ebf2" fo:background-color="transparent"/>
    </style:style>
    <style:style style:name="P12" style:family="paragraph" style:parent-style-name="Standard">
      <style:text-properties style:font-name="Noto Mono"/>
    </style:style>
    <style:style style:name="P13" style:family="paragraph" style:parent-style-name="Standard" style:list-style-name="L1">
      <style:text-properties style:font-name="Noto Mono" officeooo:rsid="000c5d10" officeooo:paragraph-rsid="0012f264"/>
    </style:style>
    <style:style style:name="P14" style:family="paragraph" style:parent-style-name="Standard">
      <style:text-properties style:font-name="Noto Mono" fo:font-size="18pt" officeooo:rsid="0022f13d" officeooo:paragraph-rsid="0022f13d" style:font-size-asian="15.75pt" style:font-size-complex="18pt"/>
    </style:style>
    <style:style style:name="P15" style:family="paragraph" style:parent-style-name="Standard">
      <style:text-properties style:font-name="Noto Mono" fo:font-size="18pt" officeooo:rsid="000faf0a" officeooo:paragraph-rsid="000e379f" style:font-size-asian="15.75pt" style:font-size-complex="18pt"/>
    </style:style>
    <style:style style:name="P16" style:family="paragraph" style:parent-style-name="Standard">
      <style:text-properties style:font-name="Noto Mono"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Standard" style:list-style-name="L2">
      <style:text-properties style:font-name="Noto Mono"/>
    </style:style>
    <style:style style:name="P18" style:family="paragraph" style:parent-style-name="Standard" style:list-style-name="L2">
      <style:text-properties style:font-name="Noto Mono" officeooo:rsid="000b75a8" officeooo:paragraph-rsid="000b75a8"/>
    </style:style>
    <style:style style:name="P19" style:family="paragraph" style:parent-style-name="Standard" style:list-style-name="L4">
      <style:text-properties style:font-name="Noto Mono" officeooo:rsid="000e379f" officeooo:paragraph-rsid="000e379f"/>
    </style:style>
    <style:style style:name="P20" style:family="paragraph" style:parent-style-name="Standard" style:list-style-name="L4">
      <style:text-properties style:font-name="Noto Mono" officeooo:rsid="000e379f" officeooo:paragraph-rsid="000faf0a"/>
    </style:style>
    <style:style style:name="P21" style:family="paragraph" style:parent-style-name="Standard" style:list-style-name="L4">
      <style:text-properties style:font-name="Noto Mono" officeooo:rsid="0018d3b8" officeooo:paragraph-rsid="0018d3b8"/>
    </style:style>
    <style:style style:name="P22" style:family="paragraph" style:parent-style-name="Standard" style:list-style-name="L4">
      <style:text-properties style:font-name="Noto Mono" officeooo:rsid="0014d9e5" officeooo:paragraph-rsid="0014d9e5"/>
    </style:style>
    <style:style style:name="P23" style:family="paragraph" style:parent-style-name="Standard" style:list-style-name="L4">
      <style:text-properties style:font-name="Noto Mono" officeooo:rsid="001c481a" officeooo:paragraph-rsid="0025a28d"/>
    </style:style>
    <style:style style:name="P24" style:family="paragraph" style:parent-style-name="Standard" style:list-style-name="L4">
      <style:text-properties style:font-name="Noto Mono" officeooo:rsid="001c481a" officeooo:paragraph-rsid="001c481a"/>
    </style:style>
    <style:style style:name="P25" style:family="paragraph" style:parent-style-name="Standard">
      <style:text-properties style:font-name="Noto Mono" officeooo:rsid="000faf0a" officeooo:paragraph-rsid="000faf0a"/>
    </style:style>
    <style:style style:name="P26" style:family="paragraph" style:parent-style-name="Standard">
      <style:paragraph-properties fo:line-height="150%"/>
      <style:text-properties style:font-name="Noto Mono" officeooo:rsid="0028140f" officeooo:paragraph-rsid="0028140f"/>
    </style:style>
    <style:style style:name="P27" style:family="paragraph" style:parent-style-name="Text_20_body" style:list-style-name="L3">
      <style:text-properties style:font-name="Noto Mono" fo:font-weight="bold" officeooo:rsid="001e83c5" officeooo:paragraph-rsid="001e83c5" style:font-weight-asian="bold" style:font-weight-complex="bold"/>
    </style:style>
    <style:style style:name="P28" style:family="paragraph" style:parent-style-name="Text_20_body" style:list-style-name="L3">
      <style:text-properties style:font-name="Noto Mono" fo:font-weight="bold" officeooo:rsid="001e83c5" officeooo:paragraph-rsid="00214f2d" style:font-weight-asian="bold" style:font-weight-complex="bold"/>
    </style:style>
    <style:style style:name="P29" style:family="paragraph" style:parent-style-name="Text_20_body" style:list-style-name="L3">
      <style:text-properties style:font-name="Noto Mono" fo:font-weight="bold" officeooo:rsid="001e83c5" officeooo:paragraph-rsid="00205d34" style:font-weight-asian="bold" style:font-weight-complex="bold"/>
    </style:style>
    <style:style style:name="T1" style:family="text">
      <style:text-properties officeooo:rsid="000ee4e1"/>
    </style:style>
    <style:style style:name="T2" style:family="text">
      <style:text-properties officeooo:rsid="000faf0a"/>
    </style:style>
    <style:style style:name="T3" style:family="text">
      <style:text-properties officeooo:rsid="001d9cb0"/>
    </style:style>
    <style:style style:name="T4" style:family="text">
      <style:text-properties officeooo:rsid="00214f2d"/>
    </style:style>
    <style:style style:name="T5" style:family="text">
      <style:text-properties officeooo:rsid="00215f15"/>
    </style:style>
    <style:style style:name="T6" style:family="text">
      <style:text-properties officeooo:rsid="0022f13d"/>
    </style:style>
    <style:style style:name="T7" style:family="text">
      <style:text-properties officeooo:rsid="0023b0d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8140f" fo:background-color="#018181" loext:char-shading-value="0"/>
    </style:style>
    <style:style style:name="T10" style:family="text">
      <style:text-properties style:use-window-font-color="true" loext:opacity="0%" fo:background-color="#018181" loext:char-shading-value="0"/>
    </style:style>
    <style:style style:name="T11" style:family="text">
      <style:text-properties officeooo:rsid="00284e44"/>
    </style:style>
    <style:style style:name="T12" style:family="text">
      <style:text-properties fo:background-color="#ada9a5" loext:char-shading-value="0"/>
    </style:style>
    <style:style style:name="T13" style:family="text">
      <style:text-properties fo:background-color="#c1ddc1" loext:char-shading-value="0"/>
    </style:style>
    <style:style style:name="T14" style:family="text">
      <style:text-properties officeooo:rsid="002c55c3"/>
    </style:style>
    <style:style style:name="T15" style:family="text">
      <style:text-properties fo:background-color="#3eafea" loext:char-shading-value="0"/>
    </style:style>
    <style:style style:name="T16" style:family="text">
      <style:text-properties fo:background-color="#fffcf1" loext:char-shading-value="0"/>
    </style:style>
    <style:style style:name="T17" style:family="text">
      <style:text-properties fo:background-color="#010181" loext:char-shading-value="0"/>
    </style:style>
    <style:style style:name="T18" style:family="text">
      <style:text-properties officeooo:rsid="002ff298"/>
    </style:style>
    <style:style style:name="T19" style:family="text">
      <style:text-properties officeooo:rsid="003181b0"/>
    </style:style>
    <style:style style:name="T20" style:family="text">
      <style:text-properties fo:background-color="#f5f5f5" loext:char-shading-value="0"/>
    </style:style>
    <style:style style:name="T21" style:family="text">
      <style:text-properties fo:background-color="#f5f5f5" loext:char-shading-value="0"/>
    </style:style>
    <style:style style:name="T22" style:family="text">
      <style:text-properties fo:background-color="#c8c8c8" loext:char-shading-value="0"/>
    </style:style>
    <style:style style:name="T23" style:family="text">
      <style:text-properties fo:background-color="#f0f0f0" loext:char-shading-value="0"/>
    </style:style>
    <style:style style:name="T24" style:family="text">
      <style:text-properties fo:background-color="#e9faff" loext:char-shading-value="0"/>
    </style:style>
    <style:style style:name="T25" style:family="text">
      <style:text-properties fo:background-color="#e9faff" loext:char-shading-value="0"/>
    </style:style>
    <style:style style:name="T26" style:family="text">
      <style:text-properties fo:background-color="#fffae9" loext:char-shading-value="0"/>
    </style:style>
    <style:style style:name="T27" style:family="text">
      <style:text-properties officeooo:rsid="0032ebf2" fo:background-color="#fffae9" loext:char-shading-value="0"/>
    </style:style>
    <style:style style:name="T28" style:family="text">
      <style:text-properties officeooo:rsid="0032ebf2" fo:background-color="#fafafa" loext:char-shading-value="0"/>
    </style:style>
    <style:style style:name="T29" style:family="text">
      <style:text-properties fo:background-color="#d2ffff" loext:char-shading-value="0"/>
    </style:style>
    <style:style style:name="T30" style:family="text">
      <style:text-properties fo:background-color="#ffffd2" loext:char-shading-value="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AIXA</text:h>
      <text:p text:style-name="P12">lançamento de movimentação (recebimento e pagamentos);</text:p>
      <text:h text:style-name="P2" text:outline-level="1">Atores envolvidos:</text:h>
      <text:list text:style-name="L1">
        <text:list-item>
          <text:p text:style-name="P13">O Estabelecimento</text:p>
        </text:list-item>
        <text:list-item>
          <text:p text:style-name="P13">O Devedor</text:p>
        </text:list-item>
        <text:list-item>
          <text:p text:style-name="P13">O Credor</text:p>
        </text:list-item>
      </text:list>
      <text:p text:style-name="P14"/>
      <text:h text:style-name="P1" text:outline-level="1">O LANÇAMENTO</text:h>
      <text:p text:style-name="P16">os lançamentos devem conter:</text:p>
      <text:list text:style-name="L2">
        <text:list-item>
          <text:p text:style-name="P17">valor principal;</text:p>
        </text:list-item>
        <text:list-item>
          <text:p text:style-name="P17">valor desconto;</text:p>
        </text:list-item>
        <text:list-item>
          <text:p text:style-name="P17">valor multa;</text:p>
        </text:list-item>
        <text:list-item>
          <text:p text:style-name="P17">valor juros;</text:p>
        </text:list-item>
        <text:list-item>
          <text:p text:style-name="P17">valor total;</text:p>
        </text:list-item>
        <text:list-item>
          <text:p text:style-name="P17">nome do credor/devedor;</text:p>
        </text:list-item>
        <text:list-item>
          <text:p text:style-name="P17">descrição do lançamento;</text:p>
        </text:list-item>
        <text:list-item>
          <text:p text:style-name="P17">o lançamento pode ser dividido em mais de um tipo de lançamento (exemplo, metade no cartão, metade no dinheiro)</text:p>
        </text:list-item>
        <text:list-item>
          <text:p text:style-name="P18">data de vencimento</text:p>
        </text:list-item>
        <text:list-item>
          <text:p text:style-name="P18">data do pagamento</text:p>
        </text:list-item>
      </text:list>
      <text:h text:style-name="P1" text:outline-level="1"/>
      <text:h text:style-name="P1" text:outline-level="1"><text:span text:style-name="T1">Despesas</text:span> Fixas</text:h>
      <text:list text:style-name="L3">
        <text:list-item>
          <text:p text:style-name="P27"><text:span text:style-name="T5">Dois</text:span> Tipos de Despesas Fixas:</text:p>
          <text:list>
            <text:list-item>
              <text:p text:style-name="P28">com valor fixo</text:p>
              <text:p text:style-name="P28"><text:span text:style-name="T4">1.1.1 </text:span>mesmo credor, porém, despesa diferente. (exemplo, pagamento separado para mesma pessoa de aluguel e iptu).</text:p>
            </text:list-item>
            <text:list-item>
              <text:p text:style-name="P27">com valor variável</text:p>
              <text:list>
                <text:list-header>
                  <text:p text:style-name="P29"><text:span text:style-name="T4">1.2.1 </text:span>mesmo credor, porém, <text:span text:style-name="T7">os valores variam de uma cobrança para outra</text:span>. (exemplo, á<text:span text:style-name="T7">gua, luz</text:span>).</text:p>
                </text:list-header>
              </text:list>
            </text:list-item>
          </text:list>
        </text:list-item>
      </text:list>
      <text:list xml:id="list3493776603" text:style-name="L4">
        <text:list-item>
          <text:p text:style-name="P19">nome do credor</text:p>
        </text:list-item>
        <text:list-item>
          <text:p text:style-name="P21">descrição (aluguel, luva, parcelamento)</text:p>
        </text:list-item>
        <text:list-item>
          <text:p text:style-name="P22">dia d<text:span text:style-name="T3">o vencimento</text:span></text:p>
        </text:list-item>
        <text:list-item>
          <text:p text:style-name="P19">valor</text:p>
        </text:list-item>
        <text:list-item>
          <text:p text:style-name="P23">data da baixa <text:span text:style-name="T6">(para ser informada no dia do recebimento).</text:span></text:p>
        </text:list-item>
      </text:list>
      <text:p text:style-name="P15"/>
      <text:h text:style-name="P3" text:outline-level="1"><text:soft-page-break/><text:span text:style-name="T2">Receit</text:span><text:span text:style-name="T1">as</text:span> Fixas</text:h>
      <text:list text:continue-numbering="true" text:style-name="L4">
        <text:list-item>
          <text:p text:style-name="P20">nome do devedor</text:p>
        </text:list-item>
        <text:list-item>
          <text:p text:style-name="P21">descrição (aluguel, luva, parcelamento)</text:p>
        </text:list-item>
        <text:list-item>
          <text:p text:style-name="P22">dia d<text:span text:style-name="T3">o vencimento</text:span></text:p>
        </text:list-item>
        <text:list-item>
          <text:p text:style-name="P20">valor</text:p>
        </text:list-item>
        <text:list-item>
          <text:p text:style-name="P24">data da baixa <text:span text:style-name="T6">(para ser informada no dia do recebimento).</text:span></text:p>
        </text:list-item>
      </text:list>
      <text:p text:style-name="P25"/>
      <text:h text:style-name="P1" text:outline-level="1"><text:span text:style-name="T8">Cores Padrões</text:span>:</text:h>
      <text:p text:style-name="P26">Botões Ativos, <text:span text:style-name="T14">Clicked</text:span>, <text:span text:style-name="T11">Shape</text:span>: <text:span text:style-name="T10">$00818101</text:span></text:p>
      <text:p text:style-name="P4">Botões não ativos (diferente de desabilitado): <text:span text:style-name="T12">$00ADA9A5</text:span></text:p>
      <text:p text:style-name="P6">Barra de botões tela principal: <text:span text:style-name="T13">$00C1DDC1</text:span></text:p>
      <text:p text:style-name="P6">Texto da Barra de botões da tela principal: <text:span text:style-name="T9">$00818101</text:span></text:p>
      <text:p text:style-name="P7">Hover Botão: <text:span text:style-name="T15">$00EAAF3E</text:span></text:p>
      <text:p text:style-name="P8">Fundo Formulários (<text:span text:style-name="T19">quase branco</text:span>): <text:span text:style-name="T28">$00FAFAFA</text:span></text:p>
      <text:p text:style-name="P10">Texto Labels: <text:span text:style-name="T17">$00810101</text:span></text:p>
      <text:p text:style-name="P10">Labels: tamanho 11, negri<text:span text:style-name="T18">t</text:span>o</text:p>
      <text:p text:style-name="P11">Edits: <text:span text:style-name="T30">$00D2FFFF</text:span></text:p>
      <text:p text:style-name="P9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5T20:34:50.464193104</meta:creation-date>
    <dc:date>2024-09-10T01:03:26.561292332</dc:date>
    <meta:editing-duration>P1DT2H11M9S</meta:editing-duration>
    <meta:editing-cycles>36</meta:editing-cycles>
    <meta:generator>LibreOffice/24.2.5.2$Linux_X86_64 LibreOffice_project/d6e8b0f3fc6e8af2b00cf4969fd0d2fa45b9a62e</meta:generator>
    <dc:creator>Terence Santana dos Santos</dc:creator>
    <meta:document-statistic meta:table-count="0" meta:image-count="0" meta:object-count="0" meta:page-count="2" meta:paragraph-count="45" meta:word-count="222" meta:character-count="1336" meta:non-whitespace-character-count="1185"/>
  </office:meta>
</office:document-meta>
</file>